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d4ac" officeooo:paragraph-rsid="0016d4ac"/>
    </style:style>
    <style:style style:name="P2" style:family="paragraph" style:parent-style-name="Standard">
      <style:text-properties officeooo:rsid="0018390c" officeooo:paragraph-rsid="0018390c"/>
    </style:style>
    <style:style style:name="P3" style:family="paragraph" style:parent-style-name="Standard">
      <style:text-properties officeooo:rsid="00183b1c" officeooo:paragraph-rsid="00183b1c"/>
    </style:style>
    <style:style style:name="P4" style:family="paragraph" style:parent-style-name="Standard">
      <style:text-properties officeooo:rsid="001aaffa" officeooo:paragraph-rsid="001aaffa"/>
    </style:style>
    <style:style style:name="P5" style:family="paragraph" style:parent-style-name="Standard">
      <style:paragraph-properties fo:break-before="page"/>
      <style:text-properties officeooo:rsid="0018390c" officeooo:paragraph-rsid="0018390c"/>
    </style:style>
    <style:style style:name="P6" style:family="paragraph" style:parent-style-name="Standard">
      <style:text-properties officeooo:rsid="0018e510" officeooo:paragraph-rsid="001d81b8"/>
    </style:style>
    <style:style style:name="T1" style:family="text">
      <style:text-properties officeooo:rsid="0019af67"/>
    </style:style>
    <style:style style:name="T2" style:family="text">
      <style:text-properties officeooo:rsid="001d81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5 notes </text:p>
      <text:p text:style-name="P1"/>
      <text:p text:style-name="P2">while notes</text:p>
      <text:p text:style-name="P2">for entry in entries:</text:p>
      <text:p text:style-name="P2"><text:tab/>klist.append(</text:p>
      <text:p text:style-name="P2"><text:tab/><text:tab/>‘price’: entry[‘price’]</text:p>
      <text:p text:style-name="P2"><text:tab/>)</text:p>
      <text:p text:style-name="P2"/>
      <text:p text:style-name="P3">Capitalise <text:span text:style-name="T1">the first letter in </text:span>each word in a sentence, which is represented as a list.</text:p>
      <text:p text:style-name="P3">list = [my, name, is, robin]</text:p>
      <text:p text:style-name="P4">‘ ‘.join(list)</text:p>
      <text:p text:style-name="P3"/>
      <text:p text:style-name="P6"><text:span text:style-name="T2">list comprehension</text:span></text:p>
      <text:p text:style-name="P6"><text:span text:style-name="T2">dictionary comprehension</text:span></text:p>
      <text:p text:style-name="P6"/>
      <text:p text:style-name="P6"><text:span text:style-name="T2">python is about being able to write that is maintainable but is not fast.</text:span></text:p>
      <text:p text:style-name="P6"><text:tab/></text:p>
      <text:p text:style-name="P5"><text:a xlink:type="simple" xlink:href="https://github.com/robinchew/workshop_notes/blob/master/week5-pythonic.md" text:style-name="Internet_20_link" text:visited-style-name="Visited_20_Internet_20_Link">https://github.com/robinchew/workshop_notes/blob/master/week5-pythonic.md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8:03:26.664856904</meta:creation-date>
    <dc:date>2018-07-18T19:37:48.612078920</dc:date>
    <meta:editing-duration>PT29M1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14" meta:word-count="56" meta:character-count="404" meta:non-whitespace-character-count="355"/>
  </office:meta>
</office:document-meta>
</file>